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ff078" officeooo:paragraph-rsid="001ff078"/>
    </style:style>
    <style:style style:name="P2" style:family="paragraph" style:parent-style-name="Footer">
      <style:paragraph-properties fo:text-align="center" style:justify-single-word="false"/>
      <style:text-properties officeooo:rsid="0020ae4d" officeooo:paragraph-rsid="0020ae4d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rsid="001ff078" officeooo:paragraph-rsid="001ff078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24pt" fo:font-weight="bold" officeooo:rsid="00223141" officeooo:paragraph-rsid="00223141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mic Sans MS" fo:font-size="14pt" fo:font-weight="normal" officeooo:rsid="001ff078" officeooo:paragraph-rsid="001ff078" style:font-size-asian="14pt" style:font-weight-asian="normal" style:font-size-complex="14pt" style:font-weight-complex="normal"/>
    </style:style>
    <style:style style:name="P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Index_20_Heading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Index_20_Heading">
      <style:text-properties fo:font-style="italic" fo:font-weight="bold" style:font-style-asian="italic" style:font-weight-asian="bold" style:font-style-complex="italic" style:font-weight-complex="bold"/>
    </style:style>
    <style:style style:name="P10" style:family="paragraph" style:parent-style-name="Index_20_Heading">
      <style:paragraph-properties fo:break-before="page"/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Index_20_Heading">
      <style:paragraph-properties fo:margin-top="0.423cm" fo:margin-bottom="0.212cm" style:contextual-spacing="false" fo:break-before="page"/>
      <style:text-properties style:font-name="Liberation Sans" fo:font-style="italic" fo:font-weight="bold" style:font-name-asian="Microsoft YaHei" style:font-style-asian="italic" style:font-weight-asian="bold" style:font-name-complex="Arial2" style:font-style-complex="italic" style:font-weight-complex="bold"/>
    </style:style>
    <style:style style:name="P12" style:family="paragraph" style:parent-style-name="Index_20_Heading">
      <style:paragraph-properties fo:margin-top="0.423cm" fo:margin-bottom="0.212cm" style:contextual-spacing="false" fo:break-before="page"/>
      <style:text-properties style:font-name="Liberation Sans" fo:font-style="italic" fo:font-weight="bold" officeooo:rsid="00336bf2" officeooo:paragraph-rsid="00336bf2" style:font-name-asian="Microsoft YaHei" style:font-style-asian="italic" style:font-weight-asian="bold" style:font-name-complex="Arial2" style:font-style-complex="italic" style:font-weight-complex="bold"/>
    </style:style>
    <style:style style:name="P13" style:family="paragraph" style:parent-style-name="Index_20_Heading">
      <style:paragraph-properties fo:margin-top="0.423cm" fo:margin-bottom="0.212cm" style:contextual-spacing="false" fo:keep-with-next="always"/>
    </style:style>
    <style:style style:name="P14" style:family="paragraph" style:parent-style-name="Index_20_Heading">
      <style:paragraph-properties fo:margin-top="0.423cm" fo:margin-bottom="0.212cm" style:contextual-spacing="false"/>
    </style:style>
    <style:style style:name="P15" style:family="paragraph" style:parent-style-name="Index_20_Heading">
      <style:paragraph-properties fo:margin-top="0.423cm" fo:margin-bottom="0.212cm" style:contextual-spacing="false" fo:keep-with-next="always"/>
      <style:text-properties style:font-name="Liberation Serif" officeooo:paragraph-rsid="0031ca35" style:font-name-asian="Microsoft YaHei" style:font-name-complex="Arial2"/>
    </style:style>
    <style:style style:name="P16" style:family="paragraph" style:parent-style-name="Index_20_Heading">
      <style:paragraph-properties fo:break-before="page"/>
    </style:style>
    <style:style style:name="P17" style:family="paragraph" style:parent-style-name="Index_20_Heading">
      <style:paragraph-properties fo:margin-top="0.423cm" fo:margin-bottom="0.212cm" style:contextual-spacing="false" fo:keep-with-next="always"/>
      <style:text-properties officeooo:paragraph-rsid="0031ca35"/>
    </style:style>
    <style:style style:name="P18" style:family="paragraph" style:parent-style-name="Index_20_Heading">
      <style:paragraph-properties fo:margin-top="0.423cm" fo:margin-bottom="0.212cm" style:contextual-spacing="false"/>
      <style:text-properties officeooo:paragraph-rsid="0031ca35"/>
    </style:style>
    <style:style style:name="P19" style:family="paragraph" style:parent-style-name="Text_20_body" style:list-style-name="">
      <style:paragraph-properties fo:break-before="page"/>
    </style:style>
    <style:style style:name="P20" style:family="paragraph" style:parent-style-name="Text_20_body">
      <style:paragraph-properties fo:text-align="justify" style:justify-single-word="false"/>
    </style:style>
    <style:style style:name="P21" style:family="paragraph" style:parent-style-name="Text_20_body">
      <style:paragraph-properties fo:text-align="justify" style:justify-single-word="false"/>
      <style:text-properties officeooo:paragraph-rsid="00397786"/>
    </style:style>
    <style:style style:name="P22" style:family="paragraph" style:parent-style-name="Text_20_body">
      <style:paragraph-properties fo:text-align="justify" style:justify-single-word="false" fo:break-before="page"/>
    </style:style>
    <style:style style:name="P23" style:family="paragraph" style:parent-style-name="Text_20_body">
      <style:paragraph-properties fo:text-align="justify" style:justify-single-word="false"/>
      <style:text-properties style:font-name="Arial1" fo:font-size="16pt" style:font-size-asian="16pt" style:font-size-complex="16pt"/>
    </style:style>
    <style:style style:name="P24" style:family="paragraph" style:parent-style-name="Text_20_body">
      <style:paragraph-properties fo:text-align="justify" style:justify-single-word="false"/>
      <style:text-properties style:font-name="Arial1" fo:font-size="16pt" style:font-name-asian="Microsoft YaHei" style:font-size-asian="16pt" style:font-name-complex="Arial2" style:font-size-complex="16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20ae4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223141" style:font-style-asian="italic" style:font-weight-asian="bold" style:font-style-complex="italic" style:font-weight-complex="bold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2pt" officeooo:rsid="00223141" style:font-size-asian="12pt" style:font-size-complex="12pt"/>
    </style:style>
    <style:style style:name="T7" style:family="text">
      <style:text-properties fo:font-size="12pt" officeooo:rsid="002b6e19" style:font-size-asian="12pt" style:font-size-complex="12pt"/>
    </style:style>
    <style:style style:name="T8" style:family="text">
      <style:text-properties style:font-name="Liberation Sans" fo:font-size="16pt" fo:font-style="italic" fo:font-weight="bold" style:font-name-asian="Microsoft YaHei" style:font-size-asian="16pt" style:font-style-asian="italic" style:font-weight-asian="bold" style:font-name-complex="Arial2" style:font-size-complex="16pt" style:font-style-complex="italic" style:font-weight-complex="bold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fo:font-weight="bold" officeooo:rsid="00301710" style:font-weight-asian="bold" style:font-weight-complex="bold"/>
    </style:style>
    <style:style style:name="T11" style:family="text">
      <style:text-properties style:font-name="Liberation Serif" fo:font-weight="bold" style:font-name-asian="Microsoft YaHei" style:font-weight-asian="bold" style:font-name-complex="Arial2" style:font-weight-complex="bold"/>
    </style:style>
    <style:style style:name="T12" style:family="text">
      <style:text-properties style:font-name="Liberation Serif" style:font-name-asian="Microsoft YaHei" style:font-name-complex="Arial2"/>
    </style:style>
    <style:style style:name="T13" style:family="text">
      <style:text-properties style:font-name="Liberation Serif" fo:font-size="18pt" style:font-size-asian="18pt" style:font-size-complex="18pt"/>
    </style:style>
    <style:style style:name="T14" style:family="text">
      <style:text-properties style:font-name="Liberation Serif" fo:font-size="18pt" fo:font-weight="bold" officeooo:rsid="00301710" style:font-size-asian="18pt" style:font-weight-asian="bold" style:font-size-complex="18pt" style:font-weight-complex="bold"/>
    </style:style>
    <style:style style:name="T15" style:family="text">
      <style:text-properties style:font-name="Liberation Serif" fo:font-size="18pt" style:font-name-asian="Microsoft YaHei" style:font-size-asian="18pt" style:font-name-complex="Arial2" style:font-size-complex="18pt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ize="18pt" fo:font-weight="bold" officeooo:rsid="00301710" style:font-size-asian="18pt" style:font-weight-asian="bold" style:font-size-complex="18pt" style:font-weight-complex="bold"/>
    </style:style>
    <style:style style:name="T18" style:family="text">
      <style:text-properties fo:font-size="18pt" style:font-name-asian="Microsoft YaHei" style:font-size-asian="18pt" style:font-name-complex="Arial2" style:font-size-complex="18pt"/>
    </style:style>
    <style:style style:name="T19" style:family="text">
      <style:text-properties style:font-name="Arial1"/>
    </style:style>
    <style:style style:name="T20" style:family="text">
      <style:text-properties style:font-name="Arial1" fo:font-size="18pt" style:font-size-asian="18pt" style:font-size-complex="18pt"/>
    </style:style>
    <style:style style:name="T21" style:family="text">
      <style:text-properties style:font-name="Arial1" fo:font-size="18pt" fo:font-weight="bold" officeooo:rsid="00301710" style:font-size-asian="18pt" style:font-weight-asian="bold" style:font-size-complex="18pt" style:font-weight-complex="bold"/>
    </style:style>
    <style:style style:name="T22" style:family="text">
      <style:text-properties style:font-name="Arial1" fo:font-size="18pt" style:font-name-asian="Microsoft YaHei" style:font-size-asian="18pt" style:font-name-complex="Arial2" style:font-size-complex="18pt"/>
    </style:style>
    <style:style style:name="T23" style:family="text">
      <style:text-properties style:font-name="Arial1" fo:font-weight="bold" officeooo:rsid="00301710" style:font-weight-asian="bold" style:font-weight-complex="bold"/>
    </style:style>
    <style:style style:name="T24" style:family="text">
      <style:text-properties style:font-name="Arial1" style:font-name-asian="Microsoft YaHei" style:font-name-complex="Arial2"/>
    </style:style>
    <style:style style:name="T25" style:family="text">
      <style:text-properties style:font-name="Arial1" fo:font-size="16pt" style:font-size-asian="16pt" style:font-size-complex="16pt"/>
    </style:style>
    <style:style style:name="T26" style:family="text">
      <style:text-properties style:font-name="Arial1" fo:font-size="16pt" fo:font-weight="bold" officeooo:rsid="00301710" style:font-size-asian="16pt" style:font-weight-asian="bold" style:font-size-complex="16pt" style:font-weight-complex="bold"/>
    </style:style>
    <style:style style:name="T27" style:family="text">
      <style:text-properties style:font-name="Arial1" fo:font-size="16pt" style:font-name-asian="Microsoft YaHei" style:font-size-asian="16pt" style:font-name-complex="Arial2" style:font-size-complex="16pt"/>
    </style:style>
    <style:style style:name="T28" style:family="text">
      <style:text-properties style:font-name-complex="Arial2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>ESTUDIO DE CLASES Y FUNCIONES </text:p>
      <text:p text:style-name="P4">PHP</text:p>
      <text:p text:style-name="P3"/>
      <text:p text:style-name="P5"><text:span text:style-name="T6">Fecha última actualización 1</text:span><text:span text:style-name="T7">3</text:span><text:span text:style-name="T6">/1</text:span><text:span text:style-name="T7">2</text:span><text:span text:style-name="T6">/2024</text:span><text:alphabetical-index-mark text:string-value="Ejercicios" text:main-entry="true"/><text:alphabetical-index-mark text:string-value="Ejercicios" text:main-entry="true"/><text:alphabetical-index-mark text:string-value="Ejercicios" text:main-entry="true"/><text:alphabetical-index-mark text:string-value="Ejercicios" text:main-entry="true"/><text:alphabetical-index-mark text:string-value="Ejercicios" text:main-entry="true"/><text:alphabetical-index-mark text:string-value="Ejercicios" text:main-entry="true"/></text:p>
      <text:p text:style-name="P5"/>
      <text:table-of-content text:style-name="Sect1" text:protected="true" text:name="Sumario1">
        <text:table-of-content-source text:outline-level="10" text:use-index-source-styles="true">
          <text:index-title-template text:style-name="Heading_20_1">Índice</text:index-title-template>
          <text:table-of-content-entry-template text:outline-level="1" text:style-name="Index_20_Heading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2">
            <text:index-source-style text:style-name="Index_20_Heading"/>
          </text:index-source-styles>
        </text:table-of-content-source>
        <text:index-body>
          <text:index-title text:style-name="Sect1" text:name="Sumario1_Head" text:protected="true">
            <text:h text:style-name="Heading_20_1" text:outline-level="1">Índice</text:h>
          </text:index-title>
          <text:p text:style-name="P8"><text:a xlink:type="simple" xlink:href="#__RefHeading___Toc2943_1283143056" text:style-name="Index_20_Link" text:visited-style-name="Index_20_Link">Clases<text:tab/>2</text:a></text:p>
          <text:p text:style-name="P6"><text:a xlink:type="simple" xlink:href="#__RefHeading___Toc5196_3748581563" text:style-name="Index_20_Link" text:visited-style-name="Index_20_Link">DateTime<text:tab/>2</text:a></text:p>
          <text:p text:style-name="P6"><text:a xlink:type="simple" xlink:href="#__RefHeading___Toc5202_3748581563" text:style-name="Index_20_Link" text:visited-style-name="Index_20_Link">PDO<text:tab/>5</text:a></text:p>
          <text:p text:style-name="P6"><text:a xlink:type="simple" xlink:href="#__RefHeading___Toc5200_3748581563" text:style-name="Index_20_Link" text:visited-style-name="Index_20_Link">PDOStatement<text:tab/>7</text:a></text:p>
          <text:p text:style-name="P6"><text:a xlink:type="simple" xlink:href="#__RefHeading___Toc5198_3748581563" text:style-name="Index_20_Link" text:visited-style-name="Index_20_Link">PDOException<text:tab/>9</text:a></text:p>
          <text:p text:style-name="P6"><text:a xlink:type="simple" xlink:href="#__RefHeading___Toc5198_3748581563%20Copia%201" text:style-name="Index_20_Link" text:visited-style-name="Index_20_Link">SimpleXMLElement<text:tab/>10</text:a></text:p>
          <text:p text:style-name="P8"><text:a xlink:type="simple" xlink:href="#__RefHeading___Toc2945_1283143056" text:style-name="Index_20_Link" text:visited-style-name="Index_20_Link">Funciones<text:tab/>12</text:a></text:p>
          <text:p text:style-name="P6"><text:a xlink:type="simple" xlink:href="#__RefHeading___Toc5555_3748581563" text:style-name="Index_20_Link" text:visited-style-name="Index_20_Link">header()<text:tab/>12</text:a></text:p>
          <text:p text:style-name="P6"><text:a xlink:type="simple" xlink:href="#__RefHeading___Toc5559_3748581563" text:style-name="Index_20_Link" text:visited-style-name="Index_20_Link">setcookie()<text:tab/>12</text:a></text:p>
          <text:p text:style-name="P6"><text:a xlink:type="simple" xlink:href="#__RefHeading___Toc5557_3748581563" text:style-name="Index_20_Link" text:visited-style-name="Index_20_Link">hash()<text:tab/>12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 text:is-list-header="true"><text:bookmark-start text:name="__RefHeading___Toc2943_1283143056"/><text:soft-page-break/>Clases<text:bookmark-end text:name="__RefHeading___Toc2943_1283143056"/></text:h>
      <text:p text:style-name="P9"><text:bookmark-start text:name="__RefHeading___Toc5196_3748581563"/>DateTime<text:bookmark-end text:name="__RefHeading___Toc5196_3748581563"/></text:p>
      <text:p text:style-name="P20"><text:span text:style-name="T25"/></text:p>
      <text:p text:style-name="P20"><text:span text:style-name="T25">La clase </text:span><text:span text:style-name="Source_20_Text"><text:span text:style-name="T26">DateTime</text:span></text:span><text:span text:style-name="T25"> es una de las clases más utilizadas en PHP para trabajar con fechas y horas. Permite manipular fechas de manera eficiente y realizar diversas operaciones como cálculos de diferencias, formateos y más. </text:span></text:p>
      <text:p text:style-name="P23"/>
      <text:p text:style-name="P23">Métodos principales: </text:p>
      <text:p text:style-name="P20"><text:span text:style-name="Source_20_Text"><text:span text:style-name="T27"/></text:span></text:p>
      <text:p text:style-name="P20"><text:span text:style-name="Strong_20_Emphasis"><text:span text:style-name="Source_20_Text"><text:span text:style-name="T27">__construct()</text:span></text:span></text:span><text:span text:style-name="T27">: Permite crear un objeto de la clase </text:span><text:span text:style-name="Source_20_Text"><text:span text:style-name="T27">DateTime</text:span></text:span><text:span text:style-name="T27">. Si no se proporciona un parámetro, la fecha actual será la predeterminada. </text:span></text:p>
      <text:p text:style-name="P23">$date = new DateTime();</text:p>
      <text:p text:style-name="P23">$date = new DateTime('2024-12-13');</text:p>
      <text:p text:style-name="P20"><text:span text:style-name="Source_20_Text"><text:span text:style-name="T25"/></text:span></text:p>
      <text:p text:style-name="P20"><text:span text:style-name="Source_20_Text"><text:span text:style-name="T27"/></text:span></text:p>
      <text:p text:style-name="P20"><text:span text:style-name="Strong_20_Emphasis"><text:span text:style-name="Source_20_Text"><text:span text:style-name="T27">format()</text:span></text:span></text:span><text:span text:style-name="T27">: Permite formatear la fecha en un formato específico. </text:span></text:p>
      <text:p text:style-name="P23">echo $date-&gt;format('Y-m-d H:i:s');</text:p>
      <text:p text:style-name="P20"><text:span text:style-name="Source_20_Text"><text:span text:style-name="T25"/></text:span></text:p>
      <text:p text:style-name="P20"><text:span text:style-name="Source_20_Text"><text:span text:style-name="T27"/></text:span></text:p>
      <text:p text:style-name="P20"><text:span text:style-name="Strong_20_Emphasis"><text:span text:style-name="Source_20_Text"><text:span text:style-name="T27">add()</text:span></text:span></text:span><text:span text:style-name="Strong_20_Emphasis"><text:span text:style-name="T27"> y </text:span></text:span><text:span text:style-name="Strong_20_Emphasis"><text:span text:style-name="Source_20_Text"><text:span text:style-name="T27">sub()</text:span></text:span></text:span><text:span text:style-name="T27">: Permiten añadir o restar intervalos de tiempo. </text:span></text:p>
      <text:p text:style-name="P23">$date-&gt;add(new DateInterval('P1D')); // Sumar 1 día</text:p>
      <text:p text:style-name="P13"><text:soft-page-break/><text:span text:style-name="Source_20_Text"><text:span text:style-name="T16"/></text:span></text:p>
      <text:p text:style-name="P14"><text:span text:style-name="Source_20_Text"><text:span text:style-name="T16"/></text:span></text:p>
      <text:p text:style-name="P20"><text:span text:style-name="Source_20_Text"><text:span text:style-name="T25"/></text:span></text:p>
      <text:p text:style-name="P20"><text:span text:style-name="Strong_20_Emphasis"><text:span text:style-name="Source_20_Text"><text:span text:style-name="T25">diff()</text:span></text:span></text:span><text:span text:style-name="T25">: Permite calcular la diferencia entre dos fechas. </text:span></text:p>
      <text:p text:style-name="P23">$date1 = new DateTime('2024-12-10');</text:p>
      <text:p text:style-name="P23">$date2 = new DateTime('2024-12-13');</text:p>
      <text:p text:style-name="P23">$diff = $date1→diff($date2);</text:p>
      <text:p text:style-name="P23"/>
      <text:p text:style-name="P20"><text:span text:style-name="Source_20_Text"><text:span text:style-name="T25"/></text:span></text:p>
      <text:p text:style-name="P20"><text:span text:style-name="Strong_20_Emphasis"><text:span text:style-name="Source_20_Text"><text:span text:style-name="T25">setDate($year, $month, $day)</text:span></text:span></text:span><text:span text:style-name="T25">: Establece una nueva fecha. </text:span></text:p>
      <text:p text:style-name="P23">$date-&gt;setDate(2025, 1, 1);</text:p>
      <text:p text:style-name="P23"/>
      <text:p text:style-name="P20"><text:span text:style-name="Source_20_Text"><text:span text:style-name="T25"/></text:span></text:p>
      <text:p text:style-name="P20"><text:span text:style-name="Strong_20_Emphasis"><text:span text:style-name="Source_20_Text"><text:span text:style-name="T25">setTime($hour, $minute, $second)</text:span></text:span></text:span><text:span text:style-name="T25">: Establece la hora. </text:span></text:p>
      <text:p text:style-name="P23">$date-&gt;setTime(12, 30, 0);</text:p>
      <text:p text:style-name="P23"/>
      <text:p text:style-name="P20"><text:span text:style-name="Source_20_Text"><text:span text:style-name="T25"/></text:span></text:p>
      <text:p text:style-name="P20"><text:span text:style-name="Strong_20_Emphasis"><text:span text:style-name="Source_20_Text"><text:span text:style-name="T25">getTimestamp()</text:span></text:span></text:span><text:span text:style-name="T25">: Obtiene la marca de tiempo Unix (número de segundos desde 1970). </text:span></text:p>
      <text:p text:style-name="P23">$timestamp = $date→getTimestamp();</text:p>
      <text:p text:style-name="P23"/>
      <text:p text:style-name="P20"><text:span text:style-name="Source_20_Text"><text:span text:style-name="T25"/></text:span></text:p>
      <text:p text:style-name="P20"><text:span text:style-name="Source_20_Text"><text:span text:style-name="T25"/></text:span></text:p>
      <text:p text:style-name="P20"><text:soft-page-break/><text:span text:style-name="Strong_20_Emphasis"><text:span text:style-name="Source_20_Text"><text:span text:style-name="T25">setTimezone($timezone)</text:span></text:span></text:span><text:span text:style-name="T25">: Cambia la zona horaria. </text:span></text:p>
      <text:p text:style-name="P23">$date-&gt;setTimezone(new DateTimeZone('Europe/Madrid'));</text:p>
      <text:p text:style-name="P10"><text:bookmark-start text:name="__RefHeading___Toc5202_3748581563"/>PDO<text:bookmark-end text:name="__RefHeading___Toc5202_3748581563"/></text:p>
      <text:p text:style-name="P20"><text:span text:style-name="Source_20_Text"><text:span text:style-name="T27"/></text:span></text:p>
      <text:p text:style-name="P20"><text:span text:style-name="Source_20_Text"><text:span text:style-name="T27">PDO</text:span></text:span><text:span text:style-name="T27"> (PHP Data Objects) es una interfaz en PHP que permite acceder a bases de datos de manera segura. Ofrece una manera de interactuar con bases de datos que es independiente del sistema gestor (MySQL, PostgreSQL, etc.). </text:span></text:p>
      <text:p text:style-name="P24"/>
      <text:p text:style-name="P24">Métodos principales: </text:p>
      <text:p text:style-name="P21"><text:span text:style-name="Source_20_Text"><text:span text:style-name="T27"/></text:span></text:p>
      <text:p text:style-name="P21"><text:span text:style-name="Strong_20_Emphasis"><text:span text:style-name="Source_20_Text"><text:span text:style-name="T27">__construct()</text:span></text:span></text:span><text:span text:style-name="T27">: Crea una instancia de </text:span><text:span text:style-name="Source_20_Text"><text:span text:style-name="T27">PDO</text:span></text:span><text:span text:style-name="T27"> para conectarse a una base de datos. </text:span></text:p>
      <text:p text:style-name="P24">$pdo = new PDO('mysql:host=localhost;dbname=test', 'root', '');</text:p>
      <text:p text:style-name="P24"/>
      <text:p text:style-name="P20"><text:span text:style-name="Source_20_Text"><text:span text:style-name="T27"/></text:span></text:p>
      <text:p text:style-name="P20"><text:span text:style-name="Strong_20_Emphasis"><text:span text:style-name="Source_20_Text"><text:span text:style-name="T27">prepare()</text:span></text:span></text:span><text:span text:style-name="T27">: Prepara una consulta SQL para su ejecución. Ideal para consultas con parámetros. </text:span></text:p>
      <text:p text:style-name="P24">$stmt = $pdo-&gt;prepare('SELECT * FROM users WHERE id = :id');</text:p>
      <text:p text:style-name="P24">$stmt-&gt;bindParam(':id', $id);</text:p>
      <text:p text:style-name="P24">$stmt→execute();</text:p>
      <text:p text:style-name="P24"/>
      <text:p text:style-name="P20"><text:span text:style-name="Source_20_Text"><text:span text:style-name="T27"/></text:span></text:p>
      <text:p text:style-name="P20"><text:span text:style-name="Strong_20_Emphasis"><text:span text:style-name="Source_20_Text"><text:span text:style-name="T27">query()</text:span></text:span></text:span><text:span text:style-name="T27">: Ejecuta una consulta SQL directamente, sin necesidad de preparar la consulta. </text:span></text:p>
      <text:p text:style-name="P24">$stmt = $pdo-&gt;query('SELECT * FROM users');</text:p>
      <text:p text:style-name="P22"><text:span text:style-name="Source_20_Text"><text:span text:style-name="T27"/></text:span></text:p>
      <text:p text:style-name="P20"><text:span text:style-name="Strong_20_Emphasis"><text:span text:style-name="Source_20_Text"><text:span text:style-name="T27">beginTransaction()</text:span></text:span></text:span><text:span text:style-name="Strong_20_Emphasis"><text:span text:style-name="T27"> </text:span></text:span><text:span text:style-name="Strong_20_Emphasis"><text:span text:style-name="Source_20_Text"><text:span text:style-name="T27">commit() y rollBack()</text:span></text:span></text:span><text:span text:style-name="T27">: Permiten manejar transacciones. </text:span></text:p>
      <text:p text:style-name="P24">$pdo-&gt;beginTransaction();</text:p>
      <text:p text:style-name="P24">$pdo→commit();</text:p>
      <text:p text:style-name="P24">$pdo→rollBack();</text:p>
      <text:p text:style-name="P24"/>
      <text:p text:style-name="P20"><text:span text:style-name="Source_20_Text"><text:span text:style-name="T27"/></text:span></text:p>
      <text:p text:style-name="P20"><text:span text:style-name="Strong_20_Emphasis"><text:span text:style-name="Source_20_Text"><text:span text:style-name="T27">lastInsertId()</text:span></text:span></text:span><text:span text:style-name="T27">: Obtiene el ID de la última fila insertada. </text:span></text:p>
      <text:p text:style-name="P24">$lastId = $pdo→lastInsertId();</text:p>
      <text:p text:style-name="P24"/>
      <text:p text:style-name="P24"/>
      <text:p text:style-name="P20"><text:span text:style-name="Strong_20_Emphasis"><text:span text:style-name="Source_20_Text"><text:span text:style-name="T27">quote()</text:span></text:span></text:span><text:span text:style-name="T27">: Escapa una cadena para que pueda ser usada de manera segura en una consulta SQL. </text:span></text:p>
      <text:p text:style-name="P24">$quoted = $pdo→quote($str);</text:p>
      <text:p text:style-name="P24"/>
      <text:p text:style-name="P20"><text:span text:style-name="Source_20_Text"><text:span text:style-name="T27"/></text:span></text:p>
      <text:p text:style-name="P20"><text:span text:style-name="Strong_20_Emphasis"><text:span text:style-name="Source_20_Text"><text:span text:style-name="T27">setAttribute()</text:span></text:span></text:span><text:span text:style-name="T27">: Establece atributos de PDO, como el modo de manejo de errores. </text:span></text:p>
      <text:p text:style-name="P24">$pdo-&gt;setAttribute(PDO::ATTR_ERRMODE, PDO::ERRMODE_EXCEPTION);</text:p>
      <text:p text:style-name="P15"/>
      <text:p text:style-name="P16"><text:bookmark-start text:name="__RefHeading___Toc5200_3748581563"/><text:span text:style-name="T8">PDOStatement</text:span><text:bookmark-end text:name="__RefHeading___Toc5200_3748581563"/></text:p>
      <text:p text:style-name="P20"><text:span text:style-name="Source_20_Text"><text:span text:style-name="T27"/></text:span></text:p>
      <text:p text:style-name="P20"><text:span text:style-name="Source_20_Text"><text:span text:style-name="T27">PDOStatement</text:span></text:span><text:span text:style-name="T27"> es la clase que representa una declaración preparada. Los objetos de esta clase son creados cuando se llama a </text:span><text:span text:style-name="Source_20_Text"><text:span text:style-name="T27">prepare()</text:span></text:span><text:span text:style-name="T27"> sobre un objeto </text:span><text:span text:style-name="Source_20_Text"><text:span text:style-name="T27">PDO</text:span></text:span><text:span text:style-name="T27">. </text:span></text:p>
      <text:p text:style-name="P24"/>
      <text:p text:style-name="P24">Métodos principales: </text:p>
      <text:p text:style-name="P20"><text:span text:style-name="Source_20_Text"><text:span text:style-name="T27"/></text:span></text:p>
      <text:p text:style-name="P20"><text:span text:style-name="Strong_20_Emphasis"><text:span text:style-name="Source_20_Text"><text:span text:style-name="T27">execute()</text:span></text:span></text:span><text:span text:style-name="T27">: Ejecuta una declaración preparada. Puede recibir parámetros para ser vinculados en tiempo de ejecución. </text:span></text:p>
      <text:p text:style-name="P24">$stmt→execute();</text:p>
      <text:p text:style-name="P24"/>
      <text:p text:style-name="P20"><text:span text:style-name="Source_20_Text"><text:span text:style-name="T27"/></text:span></text:p>
      <text:p text:style-name="P20"><text:span text:style-name="Strong_20_Emphasis"><text:span text:style-name="Source_20_Text"><text:span text:style-name="T27">fetch()</text:span></text:span></text:span><text:span text:style-name="T27">: Recupera una fila de resultados. </text:span></text:p>
      <text:p text:style-name="P24">$row = $stmt→fetch(PDO::FETCH_ASSOC);</text:p>
      <text:p text:style-name="P24"/>
      <text:p text:style-name="P20"><text:span text:style-name="Source_20_Text"><text:span text:style-name="T27"/></text:span></text:p>
      <text:p text:style-name="P20"><text:span text:style-name="Strong_20_Emphasis"><text:span text:style-name="Source_20_Text"><text:span text:style-name="T27">fetchAll()</text:span></text:span></text:span><text:span text:style-name="T27">: Recupera todas las filas de resultados. </text:span></text:p>
      <text:p text:style-name="P24">$rows = $stmt→fetchAll(PDO::FETCH_ASSOC);</text:p>
      <text:p text:style-name="P24"/>
      <text:p text:style-name="P20"><text:span text:style-name="Source_20_Text"><text:span text:style-name="T27"/></text:span></text:p>
      <text:p text:style-name="P20"><text:span text:style-name="Strong_20_Emphasis"><text:span text:style-name="Source_20_Text"><text:span text:style-name="T27">bindValue()</text:span></text:span></text:span><text:span text:style-name="T27">: Vincula un valor a un parámetro en una declaración preparada. </text:span></text:p>
      <text:p text:style-name="P24">$stmt-&gt;bindValue(':id', $id, PDO::PARAM_INT);</text:p>
      <text:p text:style-name="P20"><text:soft-page-break/><text:span text:style-name="Source_20_Text"><text:span text:style-name="T27"/></text:span></text:p>
      <text:p text:style-name="P20"><text:span text:style-name="Strong_20_Emphasis"><text:span text:style-name="Source_20_Text"><text:span text:style-name="T27">bindParam()</text:span></text:span></text:span><text:span text:style-name="T27">: Vincula una variable a un parámetro en una declaración preparada (con referencia). </text:span></text:p>
      <text:p text:style-name="P24">$stmt-&gt;bindParam(':email', $email);</text:p>
      <text:p text:style-name="P24"/>
      <text:p text:style-name="P20"><text:span text:style-name="Source_20_Text"><text:span text:style-name="T27"/></text:span></text:p>
      <text:p text:style-name="P20"><text:span text:style-name="Strong_20_Emphasis"><text:span text:style-name="Source_20_Text"><text:span text:style-name="T27">columnCount()</text:span></text:span></text:span><text:span text:style-name="T27">: Devuelve el número de columnas en el conjunto de resultados. </text:span></text:p>
      <text:p text:style-name="P24">$columns = $stmt→columnCount();</text:p>
      <text:p text:style-name="P24"/>
      <text:p text:style-name="P20"><text:span text:style-name="Source_20_Text"><text:span text:style-name="T27"/></text:span></text:p>
      <text:p text:style-name="P20"><text:span text:style-name="Strong_20_Emphasis"><text:span text:style-name="Source_20_Text"><text:span text:style-name="T27">rowCount()</text:span></text:span></text:span><text:span text:style-name="T27">: Devuelve el número de filas afectadas por la consulta. </text:span></text:p>
      <text:p text:style-name="P24">$rows = $stmt-&gt;rowCount();</text:p>
      <text:p text:style-name="P11"><text:bookmark-start text:name="__RefHeading___Toc5198_3748581563"/>PDOException<text:bookmark-end text:name="__RefHeading___Toc5198_3748581563"/></text:p>
      <text:p text:style-name="P20"><text:span text:style-name="Source_20_Text"><text:span text:style-name="T27">PDOException</text:span></text:span><text:span text:style-name="T27"> es la clase que se lanza cuando ocurre un error durante el uso de </text:span><text:span text:style-name="Source_20_Text"><text:span text:style-name="T27">PDO</text:span></text:span><text:span text:style-name="T27">. Es una clase heredada de </text:span><text:span text:style-name="Source_20_Text"><text:span text:style-name="T27">Exception</text:span></text:span><text:span text:style-name="T27">. </text:span></text:p>
      <text:p text:style-name="P24"/>
      <text:p text:style-name="P24">Métodos principales: </text:p>
      <text:p text:style-name="P24"/>
      <text:p text:style-name="P20"><text:span text:style-name="Strong_20_Emphasis"><text:span text:style-name="Source_20_Text"><text:span text:style-name="T27">getMessage()</text:span></text:span></text:span><text:span text:style-name="T27">: Devuelve el mensaje de error generado por la excepción. </text:span></text:p>
      <text:p text:style-name="P24">try {</text:p>
      <text:p text:style-name="P24"><text:s text:c="4"/>// Código que puede lanzar excepción</text:p>
      <text:p text:style-name="P24">} catch (PDOException $e) {</text:p>
      <text:p text:style-name="P24"><text:s text:c="4"/>echo "Error: " . $e-&gt;getMessage();</text:p>
      <text:p text:style-name="P24">}</text:p>
      <text:p text:style-name="P24"/>
      <text:p text:style-name="P20"><text:span text:style-name="Strong_20_Emphasis"><text:span text:style-name="Source_20_Text"><text:span text:style-name="T27">getCode()</text:span></text:span></text:span><text:span text:style-name="T27">: Devuelve el código de error de la excepción. </text:span></text:p>
      <text:p text:style-name="P24">$errorCode = $e→getCode();</text:p>
      <text:p text:style-name="P24"/>
      <text:p text:style-name="P20"><text:span text:style-name="Strong_20_Emphasis"><text:span text:style-name="Source_20_Text"><text:span text:style-name="T27">getTraceAsString()</text:span></text:span></text:span><text:span text:style-name="T27">: Obtiene la traza del error como una cadena. </text:span></text:p>
      <text:p text:style-name="P24">$trace = $e-&gt;getTraceAsString();</text:p>
      <text:p text:style-name="P12"><text:bookmark-start text:name="__RefHeading___Toc5198_3748581563 Copia 1"/>SimpleXMLElement<text:bookmark-end text:name="__RefHeading___Toc5198_3748581563 Copia 1"/></text:p>
      <text:p text:style-name="P20"><text:span text:style-name="Source_20_Text"><text:span text:style-name="T27">SimpleXMLElement</text:span></text:span><text:span text:style-name="T27"> es una clase de PHP utilizada para trabajar con XML de forma simple. Permite leer y modificar XML de manera sencilla. </text:span></text:p>
      <text:p text:style-name="P24"/>
      <text:p text:style-name="P24">Métodos principales: </text:p>
      <text:p text:style-name="P20"><text:span text:style-name="Source_20_Text"><text:span text:style-name="T27"/></text:span></text:p>
      <text:p text:style-name="P20"><text:span text:style-name="Strong_20_Emphasis"><text:span text:style-name="Source_20_Text"><text:span text:style-name="T27">addChild()</text:span></text:span></text:span><text:span text:style-name="T27">: Añade un hijo al objeto </text:span><text:span text:style-name="Source_20_Text"><text:span text:style-name="T27">SimpleXMLElement</text:span></text:span><text:span text:style-name="T27">. </text:span></text:p>
      <text:p text:style-name="P24">$xml = new SimpleXMLElement('&lt;root/&gt;');</text:p>
      <text:p text:style-name="P24">$xml-&gt;addChild('child', 'value');</text:p>
      <text:p text:style-name="P24"/>
      <text:p text:style-name="P20"><text:span text:style-name="Source_20_Text"><text:span text:style-name="T27"/></text:span></text:p>
      <text:p text:style-name="P20"><text:span text:style-name="Strong_20_Emphasis"><text:span text:style-name="Source_20_Text"><text:span text:style-name="T27">asXML()</text:span></text:span></text:span><text:span text:style-name="T27">: Devuelve el XML como una cadena. </text:span></text:p>
      <text:p text:style-name="P24">echo $xml→asXML();</text:p>
      <text:p text:style-name="P24"/>
      <text:p text:style-name="P24"/>
      <text:p text:style-name="P20"><text:span text:style-name="Strong_20_Emphasis"><text:span text:style-name="Source_20_Text"><text:span text:style-name="T27">xpath()</text:span></text:span></text:span><text:span text:style-name="T27">: Ejecuta una consulta XPath sobre el XML. </text:span></text:p>
      <text:p text:style-name="P24">$results = $xml-&gt;xpath('//child');</text:p>
      <text:p text:style-name="P20"><text:span text:style-name="Source_20_Text"><text:span text:style-name="T27"/></text:span></text:p>
      <text:h text:style-name="P19" text:outline-level="1"><text:span text:style-name="Source_20_Text"/></text:h>
      <text:p text:style-name="P20"><text:span text:style-name="Strong_20_Emphasis"><text:span text:style-name="Source_20_Text"><text:span text:style-name="T27">addAttribute()</text:span></text:span></text:span><text:span text:style-name="T27">: Añade un atributo a un elemento XML. </text:span></text:p>
      <text:p text:style-name="P24">$xml-&gt;child-&gt;addAttribute('type', 'example');</text:p>
      <text:p text:style-name="P24"/>
      <text:p text:style-name="P20"><text:span text:style-name="Source_20_Text"><text:span text:style-name="T27"/></text:span></text:p>
      <text:p text:style-name="P20"><text:span text:style-name="Strong_20_Emphasis"><text:span text:style-name="Source_20_Text"><text:span text:style-name="T27">children()</text:span></text:span></text:span><text:span text:style-name="T27">: Devuelve un objeto SimpleXMLElement para los elementos hijos. </text:span></text:p>
      <text:p text:style-name="P24">$children = $xml→children();</text:p>
      <text:p text:style-name="P24"/>
      <text:p text:style-name="P20"><text:span text:style-name="Source_20_Text"><text:span text:style-name="T27"/></text:span></text:p>
      <text:p text:style-name="P20"><text:span text:style-name="Strong_20_Emphasis"><text:span text:style-name="Source_20_Text"><text:span text:style-name="T27">getNamespaces()</text:span></text:span></text:span><text:span text:style-name="T27">: Devuelve los espacios de nombres asociados al objeto XML. </text:span></text:p>
      <text:p text:style-name="P24">$namespaces = $xml→getNamespaces();</text:p>
      <text:p text:style-name="P24"/>
      <text:p text:style-name="P20"><text:span text:style-name="Source_20_Text"><text:span text:style-name="T27"/></text:span></text:p>
      <text:p text:style-name="P20"><text:span text:style-name="Strong_20_Emphasis"><text:span text:style-name="Source_20_Text"><text:span text:style-name="T27">count()</text:span></text:span></text:span><text:span text:style-name="T27">: Cuenta el número de hijos de un nodo. </text:span></text:p>
      <text:p text:style-name="P24">$count = count($xml-&gt;children());</text:p>
      <text:h text:style-name="P7" text:outline-level="1"><text:bookmark-start text:name="__RefHeading___Toc2945_1283143056"/>Funciones<text:bookmark-end text:name="__RefHeading___Toc2945_1283143056"/></text:h>
      <text:p text:style-name="P24"/>
      <text:p text:style-name="P24">Como muchas de las utilizadas la he utilizado anteriormente ahora explico las siguientes.</text:p>
      <text:p text:style-name="P17"><text:span text:style-name="Strong_20_Emphasis"><text:span text:style-name="T12"/></text:span></text:p>
      <text:p text:style-name="P18"><text:bookmark-start text:name="__RefHeading___Toc5555_3748581563"/><text:span text:style-name="Strong_20_Emphasis"><text:span text:style-name="T12">header()</text:span></text:span><text:bookmark-end text:name="__RefHeading___Toc5555_3748581563"/></text:p>
      <text:p text:style-name="P20"><text:span text:style-name="T27">La función </text:span><text:span text:style-name="Source_20_Text"><text:span text:style-name="T27">header()</text:span></text:span><text:span text:style-name="T27"> envía cabeceras HTTP al cliente. Es útil para redireccionamientos, modificaciones de tipos de contenido, etc.</text:span></text:p>
      <text:p text:style-name="P24">header("Location: /new-page.php"); // Redirige a otra página</text:p>
      <text:p text:style-name="P15"/>
      <text:p text:style-name="P17"><text:bookmark-start text:name="__RefHeading___Toc5559_3748581563"/><text:span text:style-name="Strong_20_Emphasis"><text:span text:style-name="T12">setcookie()</text:span></text:span><text:bookmark-end text:name="__RefHeading___Toc5559_3748581563"/></text:p>
      <text:p text:style-name="P20"><text:span text:style-name="T27">La función </text:span><text:span text:style-name="Source_20_Text"><text:span text:style-name="T27">setcookie()</text:span></text:span><text:span text:style-name="T27"> se utiliza para enviar una cookie al navegador del cliente. Las cookies se pueden utilizar para mantener el estado de sesión o almacenar datos.</text:span></text:p>
      <text:p text:style-name="P24">setcookie('user', 'John', time() + 3600); // Caduca en 1 hora</text:p>
      <text:p text:style-name="P15"/>
      <text:p text:style-name="P17"><text:bookmark-start text:name="__RefHeading___Toc5557_3748581563"/><text:span text:style-name="Strong_20_Emphasis"><text:span text:style-name="T12">hash()</text:span></text:span><text:bookmark-end text:name="__RefHeading___Toc5557_3748581563"/></text:p>
      <text:p text:style-name="P20"><text:span text:style-name="T27">La función </text:span><text:span text:style-name="Source_20_Text"><text:span text:style-name="T27">hash()</text:span></text:span><text:span text:style-name="T27"> se utiliza para generar un valor hash de una cadena utilizando el algoritmo especificado (por ejemplo, </text:span><text:span text:style-name="Source_20_Text"><text:span text:style-name="T27">sha256</text:span></text:span><text:span text:style-name="T27">, </text:span><text:span text:style-name="Source_20_Text"><text:span text:style-name="T27">md5</text:span></text:span><text:span text:style-name="T27">, etc.).</text:span></text:p>
      <text:p text:style-name="P24">$hashed = hash('sha256', 'password123');</text:p>
      <text:p text:style-name="P24">echo $hashed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normal" style:font-size-asian="16pt" style:font-weight-asian="normal" style:font-size-complex="16pt" style:font-weight-complex="normal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ff078" officeooo:paragraph-rsid="001ff078"/>
    </style:style>
    <style:style style:name="MP2" style:family="paragraph" style:parent-style-name="Footer">
      <style:paragraph-properties fo:text-align="center" style:justify-single-word="false"/>
      <style:text-properties officeooo:rsid="0020ae4d" officeooo:paragraph-rsid="0020ae4d"/>
    </style:style>
    <style:style style:name="MT1" style:family="text">
      <style:text-properties fo:font-style="italic" fo:font-weight="bold" style:font-style-asian="italic" style:font-weight-asian="bold" style:font-style-complex="italic" style:font-weight-complex="bold"/>
    </style:style>
    <style:style style:name="MT2" style:family="text">
      <style:text-properties fo:font-style="italic" fo:font-weight="bold" officeooo:rsid="0020ae4d" style:font-style-asian="italic" style:font-weight-asian="bold" style:font-style-complex="italic" style:font-weight-complex="bold"/>
    </style:style>
    <style:style style:name="MT3" style:family="text">
      <style:text-properties fo:font-style="italic" fo:font-weight="bold" officeooo:rsid="00223141" style:font-style-asian="italic" style:font-weight-asian="bold" style:font-style-complex="italic" style:font-weight-complex="bold"/>
    </style:style>
    <style:style style:name="MT4" style:family="text">
      <style:text-properties fo:font-style="normal" fo:font-weight="bold" style:font-style-asian="normal" style:font-weight-asian="bold" style:font-style-complex="normal" style:font-weight-complex="bold"/>
    </style:style>
    <style:style style:name="MT5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Víctor García Gordón</text:span><text:tab/><text:span text:style-name="MT2">TEMA </text:span><text:span text:style-name="MT3">2</text:span><text:span text:style-name="MT2"> DWES</text:span><text:tab/><text:span text:style-name="MT2">DAW 2</text:span></text:p>
      </style:header>
      <style:footer>
        <text:p text:style-name="MP2"><text:bookmark-start text:name="PageNumWizard_FOOTER_Estilo de página predeterminado1"/><text:span text:style-name="MT4"><text:page-number text:select-page="current">12</text:page-number></text:span><text:span text:style-name="MT4"><text:s/>/ </text:span><text:span text:style-name="MT4"><text:page-count>12</text:page-count></text:span><text:bookmark-end text:name="PageNumWizard_FOOTER_Estilo de página predeterminado1"/></text:p>
        <text:p text:style-name="MP2"><text:span text:style-name="MT1">IES LOS SAUCES</text:span><text:tab/><text:tab/><text:span text:style-name="MT5">2024/202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0T19:28:44.188000000</meta:creation-date>
    <meta:editing-duration>PT1H40M59S</meta:editing-duration>
    <meta:editing-cycles>28</meta:editing-cycles>
    <meta:generator>LibreOffice/24.2.4.2$Windows_X86_64 LibreOffice_project/51a6219feb6075d9a4c46691dcfe0cd9c4fff3c2</meta:generator>
    <dc:title>Plantilla Ejercicios</dc:title>
    <dc:date>2024-12-13T10:32:27.124000000</dc:date>
    <meta:print-date>2024-12-13T10:32:41.792000000</meta:print-date>
    <meta:printed-by>Archivos PDF</meta:printed-by>
    <meta:document-statistic meta:table-count="0" meta:image-count="0" meta:object-count="0" meta:page-count="12" meta:paragraph-count="121" meta:word-count="769" meta:character-count="5660" meta:non-whitespace-character-count="4960"/>
    <meta:template xlink:type="simple" xlink:actuate="onRequest" xlink:title="Plantilla Ejercicios" xlink:href="file:///C:/Users/victo/AppData/Roaming/LibreOffice/4/user/template/Plantilla%20Ejercicios.ott" meta:date="2024-11-10T19:28:44.082000000"/>
  </office:meta>
</office:document-meta>
</file>